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-top="thin double #00000A" fo:border-bottom="thin double #00000A" fo:border-left="none" fo:border-right="none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double #00000A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double #00000A" fo:border-left="thin double #00000A" fo:border-right="none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A" fo:border-left="thin solid #00000A" fo:border-right="thin solid #00000A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A" fo:border-left="none" fo:border-right="thin double #00000A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double #00000A" fo:border-left="thin double #00000A" fo:border-right="none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14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-top="thin solid #00000A" fo:border-bottom="thin double #00000A" fo:border-left="thin double #00000A" fo:border-right="none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A" fo:border-bottom="none" fo:border-left="thin double #00000A" fo:border-right="none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14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-top="thin double #00000A" fo:border-bottom="none" fo:border-left="thin double #00000A" fo:border-right="thin double #00000A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20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fo:background-color="transparent"/>
    </style:style>
    <style:style style:name="ce23" style:family="table-cell" style:parent-style-name="Default" style:data-style-name="N13">
      <style:table-cell-properties fo:border="thin solid #000000" fo:background-color="transparent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A" fo:border-bottom="thin double #00000A" fo:border-left="thin double #00000A" fo:border-right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double #00000A" fo:border-bottom="thin solid #000000" fo:border-left="thin double #00000A" fo:border-right="thin double #00000A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double #00000A" fo:border-bottom="thin solid #00000A" fo:border-left="thin double #00000A" fo:border-right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A" fo:border-bottom="thin solid #00000A" fo:border-left="thin double #00000A" fo:border-right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double #00000A" fo:border-bottom="thin double #00000A" fo:border-left="thin double #00000A" fo:border-right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double #00000A" fo:border-bottom="thin double #00000A" fo:border-left="thin double #00000A" fo:border-right="thin solid #00000A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double #00000A" fo:border-bottom="thin solid #000000" fo:border-left="thin solid #00000A" fo:border-right="thin solid #00000A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double #00000A" fo:border-bottom="thin solid #000000" fo:border-left="thin solid #00000A" fo:border-right="thin double #00000A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54541666666667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m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number-columns-spanned="6" table:number-rows-spanned="1" table:style-name="ce4">
            <text:p>Peer Result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6" table:number-rows-spanned="1" table:style-name="ce5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1">
            <text:p>Role</text:p>
          </table:table-cell>
          <table:covered-table-cell/>
          <table:table-cell office:value-type="string" table:number-columns-spanned="2" table:number-rows-spanned="1" table:style-name="ce32">
            <text:p>Work Required</text:p>
          </table:table-cell>
          <table:covered-table-cell/>
          <table:table-cell office:value-type="string" table:number-columns-spanned="2" table:number-rows-spanned="1" table:style-name="ce33">
            <text:p>Role Difficulty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0">
            <text:p>Team Leader</text:p>
          </table:table-cell>
          <table:covered-table-cell/>
          <table:table-cell office:value-type="percentage" office:value="0.08" table:formula="of:=SUM(['20106065'.$C8];['20106381'.$C8];['20105627'.$C8];['20105914'.$C8];['20095495'.$C8])/5" table:number-columns-spanned="2" table:number-rows-spanned="1" table:style-name="ce10">
            <text:p>8.00%</text:p>
          </table:table-cell>
          <table:covered-table-cell/>
          <table:table-cell office:value-type="percentage" office:value="0.08" table:formula="of:=SUM(['20106065'.$E8];['20106381'.$E8];['20105627'.$E8];['20105914'.$E8];['20095495'.$E8])/5" table:number-columns-spanned="2" table:number-rows-spanned="1" table:style-name="ce10">
            <text:p>8.00%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0">
            <text:p>Development Manager</text:p>
          </table:table-cell>
          <table:covered-table-cell/>
          <table:table-cell office:value-type="percentage" office:value="0.08" table:formula="of:=SUM(['20106065'.$C9];['20106381'.$C9];['20105627'.$C9];['20105914'.$C9];['20095495'.$C9])/5" table:number-columns-spanned="2" table:number-rows-spanned="1" table:style-name="ce10">
            <text:p>8.00%</text:p>
          </table:table-cell>
          <table:covered-table-cell/>
          <table:table-cell office:value-type="percentage" office:value="0.08" table:formula="of:=SUM(['20106065'.$E9];['20106381'.$E9];['20105627'.$E9];['20105914'.$E9];['20095495'.$E9])/5" table:number-columns-spanned="2" table:number-rows-spanned="1" table:style-name="ce10">
            <text:p>8.00%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0">
            <text:p>Planning Manager</text:p>
          </table:table-cell>
          <table:covered-table-cell/>
          <table:table-cell office:value-type="percentage" office:value="0.1" table:formula="of:=SUM(['20106065'.$C10];['20106381'.$C10];['20105627'.$C10];['20105914'.$C10];['20095495'.$C10])/5" table:number-columns-spanned="2" table:number-rows-spanned="1" table:style-name="ce10">
            <text:p>10.00%</text:p>
          </table:table-cell>
          <table:covered-table-cell/>
          <table:table-cell office:value-type="percentage" office:value="0.09" table:formula="of:=SUM(['20106065'.$E10];['20106381'.$E10];['20105627'.$E10];['20105914'.$E10];['20095495'.$E10])/5" table:number-columns-spanned="2" table:number-rows-spanned="1" table:style-name="ce10">
            <text:p>9.00%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28">
            <text:p>Quality/Process Manager</text:p>
          </table:table-cell>
          <table:covered-table-cell/>
          <table:table-cell office:value-type="percentage" office:value="0.08" table:formula="of:=SUM(['20106065'.$C11];['20106381'.$C11];['20105627'.$C11];['20105914'.$C11];['20095495'.$C11])/5" table:number-columns-spanned="2" table:number-rows-spanned="1" table:style-name="ce10">
            <text:p>8.00%</text:p>
          </table:table-cell>
          <table:covered-table-cell/>
          <table:table-cell office:value-type="percentage" office:value="0.08" table:formula="of:=SUM(['20106065'.$E11];['20106381'.$E11];['20105627'.$E11];['20105914'.$E11];['20095495'.$E11])/5" table:number-columns-spanned="2" table:number-rows-spanned="1" table:style-name="ce10">
            <text:p>8.00%</text:p>
          </table:table-cell>
          <table:covered-table-cell/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9">
            <text:p>Support Manager</text:p>
          </table:table-cell>
          <table:covered-table-cell/>
          <table:table-cell office:value-type="percentage" office:value="0.06" table:formula="of:=SUM(['20106065'.$C12];['20106381'.$C12];['20105627'.$C12];['20105914'.$C12];['20095495'.$C12])/5" table:number-columns-spanned="2" table:number-rows-spanned="1" table:style-name="ce10">
            <text:p>6.00%</text:p>
          </table:table-cell>
          <table:covered-table-cell/>
          <table:table-cell office:value-type="percentage" office:value="6.9999999999999993E-2" table:formula="of:=SUM(['20106065'.$E12];['20106381'.$E12];['20105627'.$E12];['20105914'.$E12];['20095495'.$E12])/5" table:number-columns-spanned="2" table:number-rows-spanned="1" table:style-name="ce10">
            <text:p>7.00%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26">
            <text:p>Total Contribution (100%)</text:p>
          </table:table-cell>
          <table:covered-table-cell/>
          <table:table-cell office:value-type="percentage" office:value="0.4" table:formula="of:=SUM([.C5:.C9])" table:number-columns-spanned="2" table:number-rows-spanned="1" table:style-name="ce13">
            <text:p>40.00%</text:p>
          </table:table-cell>
          <table:covered-table-cell/>
          <table:table-cell office:value-type="percentage" office:value="0.4" table:formula="of:=SUM([.E5:.E9])" table:number-columns-spanned="2" table:number-rows-spanned="1" table:style-name="ce13">
            <text:p>40.00%</text:p>
          </table:table-cell>
          <table:covered-table-cell/>
          <table:table-cell table:number-columns-repeated="16378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27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Team spirit</text:p>
          </table:table-cell>
          <table:covered-table-cell table:number-columns-repeated="2"/>
          <table:table-cell office:value-type="float" office:value="1.4" table:formula="of:=SUM(['20106065'.D16];['20106381'.D16];['20105627'.D16];['20105914'.D16];['20095495'.D16])/5" table:number-columns-spanned="3" table:number-rows-spanned="1" table:style-name="ce16">
            <text:p>1.4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Overall effectiveness</text:p>
          </table:table-cell>
          <table:covered-table-cell table:number-columns-repeated="2"/>
          <table:table-cell office:value-type="float" office:value="1.4" table:formula="of:=SUM(['20106065'.D17];['20106381'.D17];['20105627'.D17];['20105914'.D17];['20095495'.D17])/5" table:number-columns-spanned="3" table:number-rows-spanned="1" table:style-name="ce16">
            <text:p>1.4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Rewarding experience</text:p>
          </table:table-cell>
          <table:covered-table-cell table:number-columns-repeated="2"/>
          <table:table-cell office:value-type="float" office:value="1.4" table:formula="of:=SUM(['20106065'.D18];['20106381'.D18];['20105627'.D18];['20105914'.D18];['20095495'.D18])/5" table:number-columns-spanned="3" table:number-rows-spanned="1" table:style-name="ce16">
            <text:p>1.4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Team productivity</text:p>
          </table:table-cell>
          <table:covered-table-cell table:number-columns-repeated="2"/>
          <table:table-cell office:value-type="float" office:value="1.2" table:formula="of:=SUM(['20106065'.D19];['20106381'.D19];['20105627'.D19];['20105914'.D19];['20095495'.D19])/5" table:number-columns-spanned="3" table:number-rows-spanned="1" table:style-name="ce16">
            <text:p>1.2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Process quality</text:p>
          </table:table-cell>
          <table:covered-table-cell table:number-columns-repeated="2"/>
          <table:table-cell office:value-type="float" office:value="1.4" table:formula="of:=SUM(['20106065'.D20];['20106381'.D20];['20105627'.D20];['20105914'.D20];['20095495'.D20])/5" table:number-columns-spanned="3" table:number-rows-spanned="1" table:style-name="ce16">
            <text:p>1.4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Product quality</text:p>
          </table:table-cell>
          <table:covered-table-cell table:number-columns-repeated="2"/>
          <table:table-cell office:value-type="float" office:value="1.6" table:formula="of:=SUM(['20106065'.D21];['20106381'.D21];['20105627'.D21];['20105914'.D21];['20095495'.D21])/5" table:number-columns-spanned="3" table:number-rows-spanned="1" table:style-name="ce16">
            <text:p>1.6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17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Team Leader</text:p>
          </table:table-cell>
          <table:covered-table-cell table:number-columns-repeated="2"/>
          <table:table-cell office:value-type="float" office:value="1.4" table:formula="of:=SUM(['20106065'.D24];['20106381'.D24];['20105627'.D24];['20105914'.D24];['20095495'.D24])/5" table:number-columns-spanned="3" table:number-rows-spanned="1" table:style-name="ce16">
            <text:p>1.4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Development Manager</text:p>
          </table:table-cell>
          <table:covered-table-cell table:number-columns-repeated="2"/>
          <table:table-cell office:value-type="float" office:value="1.4" table:formula="of:=SUM(['20106065'.D25];['20106381'.D25];['20105627'.D25];['20105914'.D25];['20095495'.D25])/5" table:number-columns-spanned="3" table:number-rows-spanned="1" table:style-name="ce16">
            <text:p>1.4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Planning Manager</text:p>
          </table:table-cell>
          <table:covered-table-cell table:number-columns-repeated="2"/>
          <table:table-cell office:value-type="float" office:value="1.8" table:formula="of:=SUM(['20106065'.D26];['20106381'.D26];['20105627'.D26];['20105914'.D26];['20095495'.D26])/5" table:number-columns-spanned="3" table:number-rows-spanned="1" table:style-name="ce16">
            <text:p>1.8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Quality/Process Manager</text:p>
          </table:table-cell>
          <table:covered-table-cell table:number-columns-repeated="2"/>
          <table:table-cell office:value-type="float" office:value="1.4" table:formula="of:=SUM(['20106065'.D27];['20106381'.D27];['20105627'.D27];['20105914'.D27];['20095495'.D27])/5" table:number-columns-spanned="3" table:number-rows-spanned="1" table:style-name="ce16">
            <text:p>1.4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Support Manager</text:p>
          </table:table-cell>
          <table:covered-table-cell table:number-columns-repeated="2"/>
          <table:table-cell office:value-type="float" office:value="1.2" table:formula="of:=SUM(['20106065'.D28];['20106381'.D28];['20105627'.D28];['20105914'.D28];['20095495'.D28])/5" table:number-columns-spanned="3" table:number-rows-spanned="1" table:style-name="ce16">
            <text:p>1.2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table:number-columns-repeated="6" table:style-name="ce2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7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Team Leader</text:p>
          </table:table-cell>
          <table:covered-table-cell table:number-columns-repeated="2"/>
          <table:table-cell office:value-type="float" office:value="1.6" table:formula="of:=SUM(['20106065'.D31];['20106381'.D31];['20105627'.D31];['20105914'.D31];['20095495'.D31])/5" table:number-columns-spanned="3" table:number-rows-spanned="1" table:style-name="ce16">
            <text:p>1.6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Development Manager</text:p>
          </table:table-cell>
          <table:covered-table-cell table:number-columns-repeated="2"/>
          <table:table-cell office:value-type="float" office:value="1.4" table:formula="of:=SUM(['20106065'.D32];['20106381'.D32];['20105627'.D32];['20105914'.D32];['20095495'.D32])/5" table:number-columns-spanned="3" table:number-rows-spanned="1" table:style-name="ce16">
            <text:p>1.4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Planning Manager</text:p>
          </table:table-cell>
          <table:covered-table-cell table:number-columns-repeated="2"/>
          <table:table-cell office:value-type="float" office:value="1.8" table:formula="of:=SUM(['20106065'.D33];['20106381'.D33];['20105627'.D33];['20105914'.D33];['20095495'.D33])/5" table:number-columns-spanned="3" table:number-rows-spanned="1" table:style-name="ce16">
            <text:p>1.8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Quality/Process Manager</text:p>
          </table:table-cell>
          <table:covered-table-cell table:number-columns-repeated="2"/>
          <table:table-cell office:value-type="float" office:value="1.2" table:formula="of:=SUM(['20106065'.D34];['20106381'.D34];['20105627'.D34];['20105914'.D34];['20095495'.D34])/5" table:number-columns-spanned="3" table:number-rows-spanned="1" table:style-name="ce16">
            <text:p>1.2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25">
            <text:p>Support Manager</text:p>
          </table:table-cell>
          <table:covered-table-cell table:number-columns-repeated="2"/>
          <table:table-cell office:value-type="float" office:value="1.4" table:formula="of:=SUM(['20106065'.D35];['20106381'.D35];['20105627'.D35];['20105914'.D35];['20095495'.D35])/5" table:number-columns-spanned="3" table:number-rows-spanned="1" table:style-name="ce16">
            <text:p>1.4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3"/>
          <table:table-cell table:number-columns-repeated="5" table:style-name="ce2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24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Team Leader</text:p>
          </table:table-cell>
          <table:covered-table-cell table:number-columns-repeated="2"/>
          <table:table-cell office:value-type="float" office:value="1.4" table:formula="of:=SUM(['20106065'.D38];['20106381'.D38];['20105627'.D38];['20105914'.D38];['20095495'.D38])/5" table:number-columns-spanned="3" table:number-rows-spanned="1" table:style-name="ce16">
            <text:p>1.4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Development Manager</text:p>
          </table:table-cell>
          <table:covered-table-cell table:number-columns-repeated="2"/>
          <table:table-cell office:value-type="float" office:value="1.4" table:formula="of:=SUM(['20106065'.D39];['20106381'.D39];['20105627'.D39];['20105914'.D39];['20095495'.D39])/5" table:number-columns-spanned="3" table:number-rows-spanned="1" table:style-name="ce16">
            <text:p>1.4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Planning Manager</text:p>
          </table:table-cell>
          <table:covered-table-cell table:number-columns-repeated="2"/>
          <table:table-cell office:value-type="float" office:value="1.6" table:formula="of:=SUM(['20106065'.D40];['20106381'.D40];['20105627'.D40];['20105914'.D40];['20095495'.D40])/5" table:number-columns-spanned="3" table:number-rows-spanned="1" table:style-name="ce16">
            <text:p>1.6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Quality/Process Manager</text:p>
          </table:table-cell>
          <table:covered-table-cell table:number-columns-repeated="2"/>
          <table:table-cell office:value-type="float" office:value="1.4" table:formula="of:=SUM(['20106065'.D41];['20106381'.D41];['20105627'.D41];['20105914'.D41];['20095495'.D41])/5" table:number-columns-spanned="3" table:number-rows-spanned="1" table:style-name="ce16">
            <text:p>1.4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Support Manager</text:p>
          </table:table-cell>
          <table:covered-table-cell table:number-columns-repeated="2"/>
          <table:table-cell office:value-type="float" office:value="1.4" table:formula="of:=SUM(['20106065'.D42];['20106381'.D42];['20105627'.D42];['20105914'.D42];['20095495'.D42])/5" table:number-columns-spanned="3" table:number-rows-spanned="1" table:style-name="ce16">
            <text:p>1.4</text:p>
          </table:table-cell>
          <table:covered-table-cell table:number-columns-repeated="2"/>
          <table:table-cell table:number-columns-repeated="16378"/>
        </table:table-row>
        <table:table-row table:number-rows-repeated="1048537" table:style-name="ro3">
          <table:table-cell table:number-columns-repeated="16384"/>
        </table:table-row>
      </table:table>
      <table:table table:name="20106065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number-columns-spanned="6" table:number-rows-spanned="1" table:style-name="ce4">
            <text:p>TSPi Team and Peer Evaluation: Form Peer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8">
            <text:p>Name</text:p>
          </table:table-cell>
          <table:table-cell office:value-type="string" table:style-name="ce19">
            <text:p>Hector Vasquez</text:p>
          </table:table-cell>
          <table:table-cell office:value-type="string" table:style-name="ce18">
            <text:p>Team</text:p>
          </table:table-cell>
          <table:table-cell table:style-name="ce19"/>
          <table:table-cell office:value-type="string" table:style-name="ce18">
            <text:p>Instructor</text:p>
          </table:table-cell>
          <table:table-cell office:value-type="string" table:style-name="ce19">
            <text:p>Jose Bonetti</text:p>
          </table:table-cell>
          <table:table-cell table:number-columns-repeated="16378"/>
        </table:table-row>
        <table:table-row table:style-name="ro1">
          <table:table-cell office:value-type="string" table:style-name="ce18">
            <text:p>Date</text:p>
          </table:table-cell>
          <table:table-cell office:value-type="date" office:date-value="2014-12-04T00:00:00" table:style-name="ce20">
            <text:p>12/04/14</text:p>
          </table:table-cell>
          <table:table-cell office:value-type="string" table:style-name="ce18">
            <text:p>Cycle No.</text:p>
          </table:table-cell>
          <table:table-cell office:value-type="float" office:value="4" table:style-name="ce19">
            <text:p>4</text:p>
          </table:table-cell>
          <table:table-cell office:value-type="string" table:style-name="ce18">
            <text:p>Week No.</text:p>
          </table:table-cell>
          <table:table-cell office:value-type="float" office:value="11" table:style-name="ce19">
            <text:p>11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6" table:number-rows-spanned="1" table:style-name="ce5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1">
            <text:p>Role</text:p>
          </table:table-cell>
          <table:covered-table-cell/>
          <table:table-cell office:value-type="string" table:number-columns-spanned="2" table:number-rows-spanned="1" table:style-name="ce32">
            <text:p>Work Required</text:p>
          </table:table-cell>
          <table:covered-table-cell/>
          <table:table-cell office:value-type="string" table:number-columns-spanned="2" table:number-rows-spanned="1" table:style-name="ce33">
            <text:p>Role Difficulty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0">
            <text:p>Team Leader</text:p>
          </table:table-cell>
          <table:covered-table-cell/>
          <table:table-cell office:value-type="percentage" office:value="0.2" table:number-columns-spanned="2" table:number-rows-spanned="1" table:style-name="ce13">
            <text:p>20.00%</text:p>
          </table:table-cell>
          <table:covered-table-cell/>
          <table:table-cell office:value-type="percentage" office:value="0.2" table:number-columns-spanned="2" table:number-rows-spanned="1" table:style-name="ce13">
            <text:p>20.00%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0">
            <text:p>Development Manager</text:p>
          </table:table-cell>
          <table:covered-table-cell/>
          <table:table-cell office:value-type="percentage" office:value="0.2" table:number-columns-spanned="2" table:number-rows-spanned="1" table:style-name="ce13">
            <text:p>20.00%</text:p>
          </table:table-cell>
          <table:covered-table-cell/>
          <table:table-cell office:value-type="percentage" office:value="0.2" table:number-columns-spanned="2" table:number-rows-spanned="1" table:style-name="ce13">
            <text:p>20.00%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0">
            <text:p>Planning Manager</text:p>
          </table:table-cell>
          <table:covered-table-cell/>
          <table:table-cell office:value-type="percentage" office:value="0.25" table:number-columns-spanned="2" table:number-rows-spanned="1" table:style-name="ce13">
            <text:p>25.00%</text:p>
          </table:table-cell>
          <table:covered-table-cell/>
          <table:table-cell office:value-type="percentage" office:value="0.2" table:number-columns-spanned="2" table:number-rows-spanned="1" table:style-name="ce13">
            <text:p>20.00%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28">
            <text:p>Quality/Process Manager</text:p>
          </table:table-cell>
          <table:covered-table-cell/>
          <table:table-cell office:value-type="percentage" office:value="0.2" table:number-columns-spanned="2" table:number-rows-spanned="1" table:style-name="ce13">
            <text:p>20.00%</text:p>
          </table:table-cell>
          <table:covered-table-cell/>
          <table:table-cell office:value-type="percentage" office:value="0.2" table:number-columns-spanned="2" table:number-rows-spanned="1" table:style-name="ce13">
            <text:p>20.00%</text:p>
          </table:table-cell>
          <table:covered-table-cell/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9">
            <text:p>Support Manager</text:p>
          </table:table-cell>
          <table:covered-table-cell/>
          <table:table-cell office:value-type="percentage" office:value="0.15" table:number-columns-spanned="2" table:number-rows-spanned="1" table:style-name="ce13">
            <text:p>15.00%</text:p>
          </table:table-cell>
          <table:covered-table-cell/>
          <table:table-cell office:value-type="percentage" office:value="0.2" table:number-columns-spanned="2" table:number-rows-spanned="1" table:style-name="ce13">
            <text:p>20.00%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26">
            <text:p>Total Contribution (100%)</text:p>
          </table:table-cell>
          <table:covered-table-cell/>
          <table:table-cell office:value-type="percentage" office:value="1" table:formula="of:=SUM([.C8:.C12])" table:number-columns-spanned="2" table:number-rows-spanned="1" table:style-name="ce13">
            <text:p>100.00%</text:p>
          </table:table-cell>
          <table:covered-table-cell/>
          <table:table-cell office:value-type="percentage" office:value="1" table:formula="of:=SUM([.E8:.E12])" table:number-columns-spanned="2" table:number-rows-spanned="1" table:style-name="ce13">
            <text:p>100.00%</text:p>
          </table:table-cell>
          <table:covered-table-cell/>
          <table:table-cell table:number-columns-repeated="16378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27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Team spirit</text:p>
          </table:table-cell>
          <table:covered-table-cell table:number-columns-repeated="2"/>
          <table:table-cell office:value-type="float" office:value="3" table:number-columns-spanned="3" table:number-rows-spanned="1" table:style-name="ce16">
            <text:p>3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Overall effectiveness</text:p>
          </table:table-cell>
          <table:covered-table-cell table:number-columns-repeated="2"/>
          <table:table-cell office:value-type="float" office:value="3" table:number-columns-spanned="3" table:number-rows-spanned="1" table:style-name="ce21">
            <text:p>3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Rewarding experience</text:p>
          </table:table-cell>
          <table:covered-table-cell table:number-columns-repeated="2"/>
          <table:table-cell office:value-type="float" office:value="3" table:number-columns-spanned="3" table:number-rows-spanned="1" table:style-name="ce16">
            <text:p>3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Team productivity</text:p>
          </table:table-cell>
          <table:covered-table-cell table:number-columns-repeated="2"/>
          <table:table-cell office:value-type="float" office:value="3" table:number-columns-spanned="3" table:number-rows-spanned="1" table:style-name="ce16">
            <text:p>3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Process quality</text:p>
          </table:table-cell>
          <table:covered-table-cell table:number-columns-repeated="2"/>
          <table:table-cell office:value-type="float" office:value="3" table:number-columns-spanned="3" table:number-rows-spanned="1" table:style-name="ce16">
            <text:p>3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Product quality</text:p>
          </table:table-cell>
          <table:covered-table-cell table:number-columns-repeated="2"/>
          <table:table-cell office:value-type="float" office:value="4" table:number-columns-spanned="3" table:number-rows-spanned="1" table:style-name="ce16">
            <text:p>4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17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Team Leader</text:p>
          </table:table-cell>
          <table:covered-table-cell table:number-columns-repeated="2"/>
          <table:table-cell office:value-type="float" office:value="3" table:number-columns-spanned="3" table:number-rows-spanned="1" table:style-name="ce16">
            <text:p>3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Development Manager</text:p>
          </table:table-cell>
          <table:covered-table-cell table:number-columns-repeated="2"/>
          <table:table-cell office:value-type="float" office:value="3" table:number-columns-spanned="3" table:number-rows-spanned="1" table:style-name="ce16">
            <text:p>3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Planning Manager</text:p>
          </table:table-cell>
          <table:covered-table-cell table:number-columns-repeated="2"/>
          <table:table-cell office:value-type="float" office:value="4" table:number-columns-spanned="3" table:number-rows-spanned="1" table:style-name="ce16">
            <text:p>4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Quality/Process Manager</text:p>
          </table:table-cell>
          <table:covered-table-cell table:number-columns-repeated="2"/>
          <table:table-cell office:value-type="float" office:value="3" table:number-columns-spanned="3" table:number-rows-spanned="1" table:style-name="ce16">
            <text:p>3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Support Manager</text:p>
          </table:table-cell>
          <table:covered-table-cell table:number-columns-repeated="2"/>
          <table:table-cell office:value-type="float" office:value="3" table:number-columns-spanned="3" table:number-rows-spanned="1" table:style-name="ce16">
            <text:p>3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table:number-columns-repeated="6" table:style-name="ce2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7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Team Leader</text:p>
          </table:table-cell>
          <table:covered-table-cell table:number-columns-repeated="2"/>
          <table:table-cell office:value-type="float" office:value="4" table:number-columns-spanned="3" table:number-rows-spanned="1" table:style-name="ce16">
            <text:p>4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Development Manager</text:p>
          </table:table-cell>
          <table:covered-table-cell table:number-columns-repeated="2"/>
          <table:table-cell office:value-type="float" office:value="3" table:number-columns-spanned="3" table:number-rows-spanned="1" table:style-name="ce16">
            <text:p>3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Planning Manager</text:p>
          </table:table-cell>
          <table:covered-table-cell table:number-columns-repeated="2"/>
          <table:table-cell office:value-type="float" office:value="4" table:number-columns-spanned="3" table:number-rows-spanned="1" table:style-name="ce16">
            <text:p>4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Quality/Process Manager</text:p>
          </table:table-cell>
          <table:covered-table-cell table:number-columns-repeated="2"/>
          <table:table-cell office:value-type="float" office:value="3" table:number-columns-spanned="3" table:number-rows-spanned="1" table:style-name="ce16">
            <text:p>3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25">
            <text:p>Support Manager</text:p>
          </table:table-cell>
          <table:covered-table-cell table:number-columns-repeated="2"/>
          <table:table-cell office:value-type="float" office:value="3" table:number-columns-spanned="3" table:number-rows-spanned="1" table:style-name="ce16">
            <text:p>3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3"/>
          <table:table-cell table:number-columns-repeated="5" table:style-name="ce2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24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Team Leader</text:p>
          </table:table-cell>
          <table:covered-table-cell table:number-columns-repeated="2"/>
          <table:table-cell office:value-type="float" office:value="3" table:number-columns-spanned="3" table:number-rows-spanned="1" table:style-name="ce16">
            <text:p>3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Development Manager</text:p>
          </table:table-cell>
          <table:covered-table-cell table:number-columns-repeated="2"/>
          <table:table-cell office:value-type="float" office:value="3" table:number-columns-spanned="3" table:number-rows-spanned="1" table:style-name="ce16">
            <text:p>3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Planning Manager</text:p>
          </table:table-cell>
          <table:covered-table-cell table:number-columns-repeated="2"/>
          <table:table-cell office:value-type="float" office:value="3" table:number-columns-spanned="3" table:number-rows-spanned="1" table:style-name="ce16">
            <text:p>3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Quality/Process Manager</text:p>
          </table:table-cell>
          <table:covered-table-cell table:number-columns-repeated="2"/>
          <table:table-cell office:value-type="float" office:value="3" table:number-columns-spanned="3" table:number-rows-spanned="1" table:style-name="ce16">
            <text:p>3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Support Manager</text:p>
          </table:table-cell>
          <table:covered-table-cell table:number-columns-repeated="2"/>
          <table:table-cell office:value-type="float" office:value="3" table:number-columns-spanned="3" table:number-rows-spanned="1" table:style-name="ce16">
            <text:p>3</text:p>
          </table:table-cell>
          <table:covered-table-cell table:number-columns-repeated="2"/>
          <table:table-cell table:number-columns-repeated="16378"/>
        </table:table-row>
        <table:table-row table:number-rows-repeated="1048534" table:style-name="ro3">
          <table:table-cell table:number-columns-repeated="16384"/>
        </table:table-row>
      </table:table>
      <table:table table:name="2010638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number-columns-spanned="6" table:number-rows-spanned="1" table:style-name="ce4">
            <text:p>TSPi Team and Peer Evaluation: Form Peer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8">
            <text:p>Name</text:p>
          </table:table-cell>
          <table:table-cell table:style-name="ce19"/>
          <table:table-cell office:value-type="string" table:style-name="ce18">
            <text:p>Team</text:p>
          </table:table-cell>
          <table:table-cell table:style-name="ce19"/>
          <table:table-cell office:value-type="string" table:style-name="ce18">
            <text:p>Instructor</text:p>
          </table:table-cell>
          <table:table-cell office:value-type="string" table:style-name="ce19">
            <text:p>Jose Bonetti</text:p>
          </table:table-cell>
          <table:table-cell table:number-columns-repeated="16378"/>
        </table:table-row>
        <table:table-row table:style-name="ro1">
          <table:table-cell office:value-type="string" table:style-name="ce18">
            <text:p>Date</text:p>
          </table:table-cell>
          <table:table-cell office:value-type="date" office:date-value="2014-12-04T00:00:00" table:style-name="ce20">
            <text:p>12/04/14</text:p>
          </table:table-cell>
          <table:table-cell office:value-type="string" table:style-name="ce18">
            <text:p>Cycle No.</text:p>
          </table:table-cell>
          <table:table-cell office:value-type="float" office:value="4" table:style-name="ce19">
            <text:p>4</text:p>
          </table:table-cell>
          <table:table-cell office:value-type="string" table:style-name="ce18">
            <text:p>Week No.</text:p>
          </table:table-cell>
          <table:table-cell office:value-type="float" office:value="11" table:style-name="ce19">
            <text:p>11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6" table:number-rows-spanned="1" table:style-name="ce5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1">
            <text:p>Role</text:p>
          </table:table-cell>
          <table:covered-table-cell/>
          <table:table-cell office:value-type="string" table:number-columns-spanned="2" table:number-rows-spanned="1" table:style-name="ce32">
            <text:p>Work Required</text:p>
          </table:table-cell>
          <table:covered-table-cell/>
          <table:table-cell office:value-type="string" table:number-columns-spanned="2" table:number-rows-spanned="1" table:style-name="ce33">
            <text:p>Role Difficulty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0">
            <text:p>Team Leader</text:p>
          </table:table-cell>
          <table:covered-table-cell/>
          <table:table-cell table:number-columns-spanned="2" table:number-rows-spanned="1" table:style-name="ce22"/>
          <table:covered-table-cell/>
          <table:table-cell table:number-columns-spanned="2" table:number-rows-spanned="1" table:style-name="ce22"/>
          <table:covered-table-cell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0">
            <text:p>Development Manager</text:p>
          </table:table-cell>
          <table:covered-table-cell/>
          <table:table-cell table:number-columns-spanned="2" table:number-rows-spanned="1" table:style-name="ce22"/>
          <table:covered-table-cell/>
          <table:table-cell table:number-columns-spanned="2" table:number-rows-spanned="1" table:style-name="ce22"/>
          <table:covered-table-cell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0">
            <text:p>Planning Manager</text:p>
          </table:table-cell>
          <table:covered-table-cell/>
          <table:table-cell table:number-columns-spanned="2" table:number-rows-spanned="1" table:style-name="ce22"/>
          <table:covered-table-cell/>
          <table:table-cell table:number-columns-spanned="2" table:number-rows-spanned="1" table:style-name="ce22"/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28">
            <text:p>Quality/Process Manager</text:p>
          </table:table-cell>
          <table:covered-table-cell/>
          <table:table-cell table:number-columns-spanned="2" table:number-rows-spanned="1" table:style-name="ce22"/>
          <table:covered-table-cell/>
          <table:table-cell table:number-columns-spanned="2" table:number-rows-spanned="1" table:style-name="ce22"/>
          <table:covered-table-cell/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9">
            <text:p>Support Manager</text:p>
          </table:table-cell>
          <table:covered-table-cell/>
          <table:table-cell table:number-columns-spanned="2" table:number-rows-spanned="1" table:style-name="ce22"/>
          <table:covered-table-cell/>
          <table:table-cell table:number-columns-spanned="2" table:number-rows-spanned="1" table:style-name="ce22"/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26">
            <text:p>Total Contribution (100%)</text:p>
          </table:table-cell>
          <table:covered-table-cell/>
          <table:table-cell office:value-type="percentage" office:value="0" table:formula="of:=SUM([.C8:.C12])" table:number-columns-spanned="2" table:number-rows-spanned="1" table:style-name="ce13">
            <text:p>0.00%</text:p>
          </table:table-cell>
          <table:covered-table-cell/>
          <table:table-cell office:value-type="percentage" office:value="0" table:formula="of:=SUM([.E8:.E12])" table:number-columns-spanned="2" table:number-rows-spanned="1" table:style-name="ce13">
            <text:p>0.00%</text:p>
          </table:table-cell>
          <table:covered-table-cell/>
          <table:table-cell table:number-columns-repeated="16378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27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Team spirit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Overall effectiveness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Rewarding experience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Team productivity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Process quality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Product quality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17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Team Lead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Development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Planning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Quality/Process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Support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table:number-columns-repeated="6" table:style-name="ce2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7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Team Lead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Development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Planning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Quality/Process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25">
            <text:p>Support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2">
          <table:table-cell table:style-name="ce3"/>
          <table:table-cell table:number-columns-repeated="5" table:style-name="ce2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24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Team Lead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Development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Planning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Quality/Process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Support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number-rows-repeated="1048534" table:style-name="ro3">
          <table:table-cell table:number-columns-repeated="16384"/>
        </table:table-row>
      </table:table>
      <table:table table:name="20105627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number-columns-spanned="6" table:number-rows-spanned="1" table:style-name="ce4">
            <text:p>TSPi Team and Peer Evaluation: Form Peer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8">
            <text:p>Name</text:p>
          </table:table-cell>
          <table:table-cell table:style-name="ce19"/>
          <table:table-cell office:value-type="string" table:style-name="ce18">
            <text:p>Team</text:p>
          </table:table-cell>
          <table:table-cell table:style-name="ce19"/>
          <table:table-cell office:value-type="string" table:style-name="ce18">
            <text:p>Instructor</text:p>
          </table:table-cell>
          <table:table-cell office:value-type="string" table:style-name="ce19">
            <text:p>Jose Bonetti</text:p>
          </table:table-cell>
          <table:table-cell table:number-columns-repeated="16378"/>
        </table:table-row>
        <table:table-row table:style-name="ro1">
          <table:table-cell office:value-type="string" table:style-name="ce18">
            <text:p>Date</text:p>
          </table:table-cell>
          <table:table-cell office:value-type="date" office:date-value="2014-12-04T00:00:00" table:style-name="ce20">
            <text:p>12/04/14</text:p>
          </table:table-cell>
          <table:table-cell office:value-type="string" table:style-name="ce18">
            <text:p>Cycle No.</text:p>
          </table:table-cell>
          <table:table-cell office:value-type="float" office:value="4" table:style-name="ce19">
            <text:p>4</text:p>
          </table:table-cell>
          <table:table-cell office:value-type="string" table:style-name="ce18">
            <text:p>Week No.</text:p>
          </table:table-cell>
          <table:table-cell office:value-type="float" office:value="11" table:style-name="ce19">
            <text:p>11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6" table:number-rows-spanned="1" table:style-name="ce5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1">
            <text:p>Role</text:p>
          </table:table-cell>
          <table:covered-table-cell/>
          <table:table-cell office:value-type="string" table:number-columns-spanned="2" table:number-rows-spanned="1" table:style-name="ce32">
            <text:p>Work Required</text:p>
          </table:table-cell>
          <table:covered-table-cell/>
          <table:table-cell office:value-type="string" table:number-columns-spanned="2" table:number-rows-spanned="1" table:style-name="ce33">
            <text:p>Role Difficulty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0">
            <text:p>Team Leader</text:p>
          </table:table-cell>
          <table:covered-table-cell/>
          <table:table-cell table:number-columns-spanned="2" table:number-rows-spanned="1" table:style-name="ce22"/>
          <table:covered-table-cell/>
          <table:table-cell table:number-columns-spanned="2" table:number-rows-spanned="1" table:style-name="ce22"/>
          <table:covered-table-cell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0">
            <text:p>Development Manager</text:p>
          </table:table-cell>
          <table:covered-table-cell/>
          <table:table-cell table:number-columns-spanned="2" table:number-rows-spanned="1" table:style-name="ce22"/>
          <table:covered-table-cell/>
          <table:table-cell table:number-columns-spanned="2" table:number-rows-spanned="1" table:style-name="ce22"/>
          <table:covered-table-cell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0">
            <text:p>Planning Manager</text:p>
          </table:table-cell>
          <table:covered-table-cell/>
          <table:table-cell table:number-columns-spanned="2" table:number-rows-spanned="1" table:style-name="ce22"/>
          <table:covered-table-cell/>
          <table:table-cell table:number-columns-spanned="2" table:number-rows-spanned="1" table:style-name="ce22"/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28">
            <text:p>Quality/Process Manager</text:p>
          </table:table-cell>
          <table:covered-table-cell/>
          <table:table-cell table:number-columns-spanned="2" table:number-rows-spanned="1" table:style-name="ce22"/>
          <table:covered-table-cell/>
          <table:table-cell table:number-columns-spanned="2" table:number-rows-spanned="1" table:style-name="ce22"/>
          <table:covered-table-cell/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9">
            <text:p>Support Manager</text:p>
          </table:table-cell>
          <table:covered-table-cell/>
          <table:table-cell table:number-columns-spanned="2" table:number-rows-spanned="1" table:style-name="ce22"/>
          <table:covered-table-cell/>
          <table:table-cell table:number-columns-spanned="2" table:number-rows-spanned="1" table:style-name="ce22"/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26">
            <text:p>Total Contribution (100%)</text:p>
          </table:table-cell>
          <table:covered-table-cell/>
          <table:table-cell office:value-type="percentage" office:value="0" table:formula="of:=SUM([.C8:.C12])" table:number-columns-spanned="2" table:number-rows-spanned="1" table:style-name="ce13">
            <text:p>0.00%</text:p>
          </table:table-cell>
          <table:covered-table-cell/>
          <table:table-cell office:value-type="percentage" office:value="0" table:formula="of:=SUM([.E8:.E12])" table:number-columns-spanned="2" table:number-rows-spanned="1" table:style-name="ce13">
            <text:p>0.00%</text:p>
          </table:table-cell>
          <table:covered-table-cell/>
          <table:table-cell table:number-columns-repeated="16378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27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Team spirit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Overall effectiveness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Rewarding experience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Team productivity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Process quality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Product quality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17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Team Lead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Development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Planning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Quality/Process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Support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table:number-columns-repeated="6" table:style-name="ce2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7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Team Lead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Development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Planning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Quality/Process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25">
            <text:p>Support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2">
          <table:table-cell table:style-name="ce3"/>
          <table:table-cell table:number-columns-repeated="5" table:style-name="ce2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24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Team Lead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Development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Planning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Quality/Process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Support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number-rows-repeated="1048534" table:style-name="ro3">
          <table:table-cell table:number-columns-repeated="16384"/>
        </table:table-row>
      </table:table>
      <table:table table:name="20105914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number-columns-spanned="6" table:number-rows-spanned="1" table:style-name="ce4">
            <text:p>TSPi Team and Peer Evaluation: Form Peer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8">
            <text:p>Name</text:p>
          </table:table-cell>
          <table:table-cell table:style-name="ce19"/>
          <table:table-cell office:value-type="string" table:style-name="ce18">
            <text:p>Team</text:p>
          </table:table-cell>
          <table:table-cell table:style-name="ce19"/>
          <table:table-cell office:value-type="string" table:style-name="ce18">
            <text:p>Instructor</text:p>
          </table:table-cell>
          <table:table-cell office:value-type="string" table:style-name="ce19">
            <text:p>Jose Bonetti</text:p>
          </table:table-cell>
          <table:table-cell table:number-columns-repeated="16378"/>
        </table:table-row>
        <table:table-row table:style-name="ro1">
          <table:table-cell office:value-type="string" table:style-name="ce18">
            <text:p>Date</text:p>
          </table:table-cell>
          <table:table-cell office:value-type="date" office:date-value="2014-12-04T00:00:00" table:style-name="ce20">
            <text:p>12/04/14</text:p>
          </table:table-cell>
          <table:table-cell office:value-type="string" table:style-name="ce18">
            <text:p>Cycle No.</text:p>
          </table:table-cell>
          <table:table-cell office:value-type="float" office:value="4" table:style-name="ce19">
            <text:p>4</text:p>
          </table:table-cell>
          <table:table-cell office:value-type="string" table:style-name="ce18">
            <text:p>Week No.</text:p>
          </table:table-cell>
          <table:table-cell office:value-type="float" office:value="11" table:style-name="ce19">
            <text:p>11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6" table:number-rows-spanned="1" table:style-name="ce5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1">
            <text:p>Role</text:p>
          </table:table-cell>
          <table:covered-table-cell/>
          <table:table-cell office:value-type="string" table:number-columns-spanned="2" table:number-rows-spanned="1" table:style-name="ce32">
            <text:p>Work Required</text:p>
          </table:table-cell>
          <table:covered-table-cell/>
          <table:table-cell office:value-type="string" table:number-columns-spanned="2" table:number-rows-spanned="1" table:style-name="ce33">
            <text:p>Role Difficulty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0">
            <text:p>Team Leader</text:p>
          </table:table-cell>
          <table:covered-table-cell/>
          <table:table-cell table:number-columns-spanned="2" table:number-rows-spanned="1" table:style-name="ce22"/>
          <table:covered-table-cell/>
          <table:table-cell table:number-columns-spanned="2" table:number-rows-spanned="1" table:style-name="ce22"/>
          <table:covered-table-cell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0">
            <text:p>Development Manager</text:p>
          </table:table-cell>
          <table:covered-table-cell/>
          <table:table-cell table:number-columns-spanned="2" table:number-rows-spanned="1" table:style-name="ce22"/>
          <table:covered-table-cell/>
          <table:table-cell table:number-columns-spanned="2" table:number-rows-spanned="1" table:style-name="ce22"/>
          <table:covered-table-cell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0">
            <text:p>Planning Manager</text:p>
          </table:table-cell>
          <table:covered-table-cell/>
          <table:table-cell table:number-columns-spanned="2" table:number-rows-spanned="1" table:style-name="ce22"/>
          <table:covered-table-cell/>
          <table:table-cell table:number-columns-spanned="2" table:number-rows-spanned="1" table:style-name="ce22"/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28">
            <text:p>Quality/Process Manager</text:p>
          </table:table-cell>
          <table:covered-table-cell/>
          <table:table-cell table:number-columns-spanned="2" table:number-rows-spanned="1" table:style-name="ce22"/>
          <table:covered-table-cell/>
          <table:table-cell table:number-columns-spanned="2" table:number-rows-spanned="1" table:style-name="ce22"/>
          <table:covered-table-cell/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9">
            <text:p>Support Manager</text:p>
          </table:table-cell>
          <table:covered-table-cell/>
          <table:table-cell table:number-columns-spanned="2" table:number-rows-spanned="1" table:style-name="ce22"/>
          <table:covered-table-cell/>
          <table:table-cell table:number-columns-spanned="2" table:number-rows-spanned="1" table:style-name="ce22"/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26">
            <text:p>Total Contribution (100%)</text:p>
          </table:table-cell>
          <table:covered-table-cell/>
          <table:table-cell office:value-type="percentage" office:value="0" table:formula="of:=SUM([.C8:.C12])" table:number-columns-spanned="2" table:number-rows-spanned="1" table:style-name="ce13">
            <text:p>0.00%</text:p>
          </table:table-cell>
          <table:covered-table-cell/>
          <table:table-cell office:value-type="percentage" office:value="0" table:formula="of:=SUM([.E8:.E12])" table:number-columns-spanned="2" table:number-rows-spanned="1" table:style-name="ce13">
            <text:p>0.00%</text:p>
          </table:table-cell>
          <table:covered-table-cell/>
          <table:table-cell table:number-columns-repeated="16378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27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Team spirit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Overall effectiveness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Rewarding experience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Team productivity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Process quality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Product quality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17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Team Lead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Development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Planning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Quality/Process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Support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table:number-columns-repeated="6" table:style-name="ce2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7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Team Lead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Development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Planning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Quality/Process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25">
            <text:p>Support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2">
          <table:table-cell table:style-name="ce3"/>
          <table:table-cell table:number-columns-repeated="5" table:style-name="ce2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24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Team Lead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Development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Planning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Quality/Process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Support Manager</text:p>
          </table:table-cell>
          <table:covered-table-cell table:number-columns-repeated="2"/>
          <table:table-cell table:number-columns-spanned="3" table:number-rows-spanned="1" table:style-name="ce22"/>
          <table:covered-table-cell table:number-columns-repeated="2"/>
          <table:table-cell table:number-columns-repeated="16378"/>
        </table:table-row>
        <table:table-row table:number-rows-repeated="1048534" table:style-name="ro3">
          <table:table-cell table:number-columns-repeated="16384"/>
        </table:table-row>
      </table:table>
      <table:table table:name="20095495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number-columns-spanned="6" table:number-rows-spanned="1" table:style-name="ce4">
            <text:p>TSPi Team and Peer Evaluation: Form Peer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8">
            <text:p>Name</text:p>
          </table:table-cell>
          <table:table-cell office:value-type="string" table:style-name="ce19">
            <text:p>Jose Reyes</text:p>
          </table:table-cell>
          <table:table-cell office:value-type="string" table:style-name="ce18">
            <text:p>Team</text:p>
          </table:table-cell>
          <table:table-cell office:value-type="string" table:style-name="ce19">
            <text:p>PPR</text:p>
          </table:table-cell>
          <table:table-cell office:value-type="string" table:style-name="ce18">
            <text:p>Instructor</text:p>
          </table:table-cell>
          <table:table-cell office:value-type="string" table:style-name="ce19">
            <text:p>Jose Bonetti</text:p>
          </table:table-cell>
          <table:table-cell table:number-columns-repeated="16378"/>
        </table:table-row>
        <table:table-row table:style-name="ro1">
          <table:table-cell office:value-type="string" table:style-name="ce18">
            <text:p>Date</text:p>
          </table:table-cell>
          <table:table-cell office:value-type="date" office:date-value="2014-12-04T00:00:00" table:style-name="ce20">
            <text:p>12/04/14</text:p>
          </table:table-cell>
          <table:table-cell office:value-type="string" table:style-name="ce18">
            <text:p>Cycle No.</text:p>
          </table:table-cell>
          <table:table-cell office:value-type="float" office:value="4" table:style-name="ce19">
            <text:p>4</text:p>
          </table:table-cell>
          <table:table-cell office:value-type="string" table:style-name="ce18">
            <text:p>Week No.</text:p>
          </table:table-cell>
          <table:table-cell office:value-type="float" office:value="11" table:style-name="ce19">
            <text:p>11</text:p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6" table:number-rows-spanned="1" table:style-name="ce5">
            <text:p>For each role, evaluate the work required and the relative difficulty in % during this cycle.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1">
            <text:p>Role</text:p>
          </table:table-cell>
          <table:covered-table-cell/>
          <table:table-cell office:value-type="string" table:number-columns-spanned="2" table:number-rows-spanned="1" table:style-name="ce32">
            <text:p>Work Required</text:p>
          </table:table-cell>
          <table:covered-table-cell/>
          <table:table-cell office:value-type="string" table:number-columns-spanned="2" table:number-rows-spanned="1" table:style-name="ce33">
            <text:p>Role Difficulty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0">
            <text:p>Team Leader</text:p>
          </table:table-cell>
          <table:covered-table-cell/>
          <table:table-cell office:value-type="percentage" office:value="0.2" table:number-columns-spanned="2" table:number-rows-spanned="1" table:style-name="ce23">
            <text:p>20%</text:p>
          </table:table-cell>
          <table:covered-table-cell/>
          <table:table-cell office:value-type="percentage" office:value="0.2" table:number-columns-spanned="2" table:number-rows-spanned="1" table:style-name="ce23">
            <text:p>20%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0">
            <text:p>Development Manager</text:p>
          </table:table-cell>
          <table:covered-table-cell/>
          <table:table-cell office:value-type="percentage" office:value="0.2" table:number-columns-spanned="2" table:number-rows-spanned="1" table:style-name="ce23">
            <text:p>20%</text:p>
          </table:table-cell>
          <table:covered-table-cell/>
          <table:table-cell office:value-type="percentage" office:value="0.2" table:number-columns-spanned="2" table:number-rows-spanned="1" table:style-name="ce23">
            <text:p>20%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30">
            <text:p>Planning Manager</text:p>
          </table:table-cell>
          <table:covered-table-cell/>
          <table:table-cell office:value-type="percentage" office:value="0.25" table:number-columns-spanned="2" table:number-rows-spanned="1" table:style-name="ce23">
            <text:p>25%</text:p>
          </table:table-cell>
          <table:covered-table-cell/>
          <table:table-cell office:value-type="percentage" office:value="0.25" table:number-columns-spanned="2" table:number-rows-spanned="1" table:style-name="ce23">
            <text:p>25%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28">
            <text:p>Quality/Process Manager</text:p>
          </table:table-cell>
          <table:covered-table-cell/>
          <table:table-cell office:value-type="percentage" office:value="0.2" table:number-columns-spanned="2" table:number-rows-spanned="1" table:style-name="ce23">
            <text:p>20%</text:p>
          </table:table-cell>
          <table:covered-table-cell/>
          <table:table-cell office:value-type="percentage" office:value="0.2" table:number-columns-spanned="2" table:number-rows-spanned="1" table:style-name="ce23">
            <text:p>20%</text:p>
          </table:table-cell>
          <table:covered-table-cell/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9">
            <text:p>Support Manager</text:p>
          </table:table-cell>
          <table:covered-table-cell/>
          <table:table-cell office:value-type="percentage" office:value="0.15" table:number-columns-spanned="2" table:number-rows-spanned="1" table:style-name="ce23">
            <text:p>15%</text:p>
          </table:table-cell>
          <table:covered-table-cell/>
          <table:table-cell office:value-type="percentage" office:value="0.15" table:number-columns-spanned="2" table:number-rows-spanned="1" table:style-name="ce23">
            <text:p>15%</text:p>
          </table:table-cell>
          <table:covered-table-cell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26">
            <text:p>Total Contribution (100%)</text:p>
          </table:table-cell>
          <table:covered-table-cell/>
          <table:table-cell office:value-type="percentage" office:value="1" table:formula="of:=SUM([.C8:.C12])" table:number-columns-spanned="2" table:number-rows-spanned="1" table:style-name="ce13">
            <text:p>100.00%</text:p>
          </table:table-cell>
          <table:covered-table-cell/>
          <table:table-cell office:value-type="percentage" office:value="1" table:formula="of:=SUM([.E8:.E12])" table:number-columns-spanned="2" table:number-rows-spanned="1" table:style-name="ce13">
            <text:p>100.00%</text:p>
          </table:table-cell>
          <table:covered-table-cell/>
          <table:table-cell table:number-columns-repeated="16378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27">
            <text:p>Rate the overall team against each criterion. 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Team spirit</text:p>
          </table:table-cell>
          <table:covered-table-cell table:number-columns-repeated="2"/>
          <table:table-cell office:value-type="float" office:value="4" table:number-columns-spanned="3" table:number-rows-spanned="1" table:style-name="ce22">
            <text:p>4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Overall effectiveness</text:p>
          </table:table-cell>
          <table:covered-table-cell table:number-columns-repeated="2"/>
          <table:table-cell office:value-type="float" office:value="4" table:number-columns-spanned="3" table:number-rows-spanned="1" table:style-name="ce22">
            <text:p>4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Rewarding experience</text:p>
          </table:table-cell>
          <table:covered-table-cell table:number-columns-repeated="2"/>
          <table:table-cell office:value-type="float" office:value="4" table:number-columns-spanned="3" table:number-rows-spanned="1" table:style-name="ce22">
            <text:p>4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Team productivity</text:p>
          </table:table-cell>
          <table:covered-table-cell table:number-columns-repeated="2"/>
          <table:table-cell office:value-type="float" office:value="3" table:number-columns-spanned="3" table:number-rows-spanned="1" table:style-name="ce22">
            <text:p>3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Process quality</text:p>
          </table:table-cell>
          <table:covered-table-cell table:number-columns-repeated="2"/>
          <table:table-cell office:value-type="float" office:value="4" table:number-columns-spanned="3" table:number-rows-spanned="1" table:style-name="ce22">
            <text:p>4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Product quality</text:p>
          </table:table-cell>
          <table:covered-table-cell table:number-columns-repeated="2"/>
          <table:table-cell office:value-type="float" office:value="4" table:number-columns-spanned="3" table:number-rows-spanned="1" table:style-name="ce22">
            <text:p>4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17">
            <text:p>Rate role for overall contribution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Team Leader</text:p>
          </table:table-cell>
          <table:covered-table-cell table:number-columns-repeated="2"/>
          <table:table-cell office:value-type="float" office:value="4" table:number-columns-spanned="3" table:number-rows-spanned="1" table:style-name="ce22">
            <text:p>4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Development Manager</text:p>
          </table:table-cell>
          <table:covered-table-cell table:number-columns-repeated="2"/>
          <table:table-cell office:value-type="float" office:value="4" table:number-columns-spanned="3" table:number-rows-spanned="1" table:style-name="ce22">
            <text:p>4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Planning Manager</text:p>
          </table:table-cell>
          <table:covered-table-cell table:number-columns-repeated="2"/>
          <table:table-cell office:value-type="float" office:value="5" table:number-columns-spanned="3" table:number-rows-spanned="1" table:style-name="ce22">
            <text:p>5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Quality/Process Manager</text:p>
          </table:table-cell>
          <table:covered-table-cell table:number-columns-repeated="2"/>
          <table:table-cell office:value-type="float" office:value="4" table:number-columns-spanned="3" table:number-rows-spanned="1" table:style-name="ce22">
            <text:p>4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Support Manager</text:p>
          </table:table-cell>
          <table:covered-table-cell table:number-columns-repeated="2"/>
          <table:table-cell office:value-type="float" office:value="3" table:number-columns-spanned="3" table:number-rows-spanned="1" table:style-name="ce22">
            <text:p>3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table:number-columns-repeated="6" table:style-name="ce2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17">
            <text:p>Rate each role for helpfulness and support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Team Leader</text:p>
          </table:table-cell>
          <table:covered-table-cell table:number-columns-repeated="2"/>
          <table:table-cell office:value-type="float" office:value="4" table:number-columns-spanned="3" table:number-rows-spanned="1" table:style-name="ce22">
            <text:p>4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Development Manager</text:p>
          </table:table-cell>
          <table:covered-table-cell table:number-columns-repeated="2"/>
          <table:table-cell office:value-type="float" office:value="4" table:number-columns-spanned="3" table:number-rows-spanned="1" table:style-name="ce22">
            <text:p>4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Planning Manager</text:p>
          </table:table-cell>
          <table:covered-table-cell table:number-columns-repeated="2"/>
          <table:table-cell office:value-type="float" office:value="5" table:number-columns-spanned="3" table:number-rows-spanned="1" table:style-name="ce22">
            <text:p>5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Quality/Process Manager</text:p>
          </table:table-cell>
          <table:covered-table-cell table:number-columns-repeated="2"/>
          <table:table-cell office:value-type="float" office:value="3" table:number-columns-spanned="3" table:number-rows-spanned="1" table:style-name="ce22">
            <text:p>3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25">
            <text:p>Support Manager</text:p>
          </table:table-cell>
          <table:covered-table-cell table:number-columns-repeated="2"/>
          <table:table-cell office:value-type="float" office:value="4" table:number-columns-spanned="3" table:number-rows-spanned="1" table:style-name="ce22">
            <text:p>4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3"/>
          <table:table-cell table:number-columns-repeated="5" table:style-name="ce2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24">
            <text:p>Rate each role for how well it was performed. <text:s/>Circle one number from 1 (inadequate) to 5 (superior)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Team Leader</text:p>
          </table:table-cell>
          <table:covered-table-cell table:number-columns-repeated="2"/>
          <table:table-cell office:value-type="float" office:value="4" table:number-columns-spanned="3" table:number-rows-spanned="1" table:style-name="ce22">
            <text:p>4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Development Manager</text:p>
          </table:table-cell>
          <table:covered-table-cell table:number-columns-repeated="2"/>
          <table:table-cell office:value-type="float" office:value="4" table:number-columns-spanned="3" table:number-rows-spanned="1" table:style-name="ce22">
            <text:p>4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Planning Manager</text:p>
          </table:table-cell>
          <table:covered-table-cell table:number-columns-repeated="2"/>
          <table:table-cell office:value-type="float" office:value="5" table:number-columns-spanned="3" table:number-rows-spanned="1" table:style-name="ce22">
            <text:p>5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Quality/Process Manager</text:p>
          </table:table-cell>
          <table:covered-table-cell table:number-columns-repeated="2"/>
          <table:table-cell office:value-type="float" office:value="4" table:number-columns-spanned="3" table:number-rows-spanned="1" table:style-name="ce22">
            <text:p>4</text:p>
          </table:table-cell>
          <table:covered-table-cell table:number-columns-repeated="2"/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15">
            <text:p>Support Manager</text:p>
          </table:table-cell>
          <table:covered-table-cell table:number-columns-repeated="2"/>
          <table:table-cell office:value-type="float" office:value="4" table:number-columns-spanned="3" table:number-rows-spanned="1" table:style-name="ce22">
            <text:p>4</text:p>
          </table:table-cell>
          <table:covered-table-cell table:number-columns-repeated="2"/>
          <table:table-cell table:number-columns-repeated="16378"/>
        </table:table-row>
        <table:table-row table:number-rows-repeated="104853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Gogi</dc:creator>
    <meta:creation-date>2014-11-27T16:17:43Z</meta:creation-date>
    <dc:date>2014-12-04T14:37:07Z</dc:date>
    <meta:editing-cycles>12</meta:editing-cycles>
    <meta:editing-duration>PT3007S</meta:editing-duration>
    <meta:user-defined meta:name="WorkbookGuid">8b253f43-340f-454e-bf76-543c51deaaa0</meta:user-defined>
  </office:meta>
</office:document-meta>
</file>